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spect_one</text:p>
          </table:table-cell>
          <table:table-cell office:value-type="string" calcext:value-type="string">
            <text:p>aspect_two</text:p>
          </table:table-cell>
        </table:table-row>
        <table:table-row table:style-name="ro2">
          <table:table-cell table:style-name="ce1" office:value-type="string" calcext:value-type="string">
            <text:p>Altered Carb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 Trek: Captain Picard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world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nger Thing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ndalorian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las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ck Mirror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xpans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Boys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andmaid’s T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ue 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ck and Mort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gir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C’s Legends of Tomorrow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r Trek: Discov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wom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Man in the High Cast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tham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les from the Loop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Umbrella Academ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ts of S.H.I.E.L.D.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st in Sp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le Ro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 the Walking Dea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Twilight Z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Orvil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 Hero Academi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Gifte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Punisher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edevil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the Dom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son of Interest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 Wars Rebel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om Patro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Not Okay with This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 Educ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oklyn Nine-Nin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is Is U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oey’s Extraordinary Playlis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hitt’s Cree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ameles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Jack Horsem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od Girl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Rooki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Boys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ood Plac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venue 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ck and Mort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Marvelous Mrs. Maisel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s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th in Paradise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anc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ley Quinn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 and Frankie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oldberg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tterkenn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eabag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 Sheld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b’s Burgers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mbrella Academ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 No. 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End of the F***ing World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dd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 Million Little Thing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st Man Stand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st Tango in Halifax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 Gir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Conne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to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racle Worke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Orvill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 Hero Academi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1:43:38.997047319</meta:creation-date>
    <dc:date>2020-03-06T12:27:21.976939398</dc:date>
    <meta:editing-duration>PT7M20S</meta:editing-duration>
    <meta:editing-cycles>2</meta:editing-cycles>
    <meta:generator>LibreOffice/6.4.1.2$Linux_X86_64 LibreOffice_project/e1ad903d8acbc5f5b474f1d8ec3defef24b8c46b</meta:generator>
    <meta:document-statistic meta:table-count="1" meta:cell-count="320" meta:object-count="0"/>
  </office:meta>
</office:document-meta>
</file>